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Constantia" svg:font-family="Constantia"/>
    <style:font-face style:name="Tahoma1" svg:font-family="Tahoma"/>
    <style:font-face style:name="FreeSerif" svg:font-family="FreeSerif" style:font-family-generic="roman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libri1"/>
    </style:style>
    <style:style style:name="P2" style:family="paragraph" style:parent-style-name="Text_20_body">
      <style:text-properties style:font-name="Calibri1" fo:language="en" fo:country="GB"/>
    </style:style>
    <style:style style:name="P3" style:family="paragraph" style:parent-style-name="Table_20_Contents">
      <style:text-properties style:font-name="Calibri1" fo:font-size="10pt" style:font-size-asian="10pt" style:font-size-complex="10pt"/>
    </style:style>
    <style:style style:name="P4" style:family="paragraph" style:parent-style-name="Heading_20_3">
      <style:text-properties style:font-name="Calibri1"/>
    </style:style>
    <style:style style:name="P5" style:family="paragraph" style:parent-style-name="Table_20_Heading">
      <style:text-properties style:font-name="Calibri1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DC → TEI <text:s/>element mapping</text:h>
      <text:p text:style-name="P1">Dublin Core → Text Encoding Initiative element mapping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DC</text:p>
            </table:table-cell>
            <table:table-cell table:style-name="Table1.B1" office:value-type="string">
              <text:p text:style-name="P5">TEI</text:p>
            </table:table-cell>
          </table:table-row>
        </table:table-header-rows>
        <table:table-row>
          <table:table-cell table:style-name="Table1.A2" office:value-type="string">
            <text:p text:style-name="P3">&lt;dc:title&gt;</text:p>
            <text:p text:style-name="P3">Bulletin of the British Museum (Natural History).</text:p>
            <text:p text:style-name="P3">&lt;/dc:title&gt;</text:p>
          </table:table-cell>
          <table:table-cell table:style-name="Table1.B2" office:value-type="string">
            <text:p text:style-name="P3">&lt;tei:titleStmt&gt;</text:p>
            <text:p text:style-name="P3">&lt;tei:title&gt;</text:p>
            <text:p text:style-name="P3">Bulletin of the British Museum (Natural History).</text:p>
            <text:p text:style-name="P3">&lt;/tei:title&gt;</text:p>
            <text:p text:style-name="P3">&lt;/tei:titleStmt&gt;</text:p>
          </table:table-cell>
        </table:table-row>
        <table:table-row>
          <table:table-cell table:style-name="Table1.A2" office:value-type="string">
            <text:p text:style-name="P3">&lt;dc:creator&gt;</text:p>
            <text:p text:style-name="P3">British Museum (Natural History)</text:p>
            <text:p text:style-name="P3">&lt;/dc:creator&gt;</text:p>
          </table:table-cell>
          <table:table-cell table:style-name="Table1.B2" office:value-type="string">
            <text:p text:style-name="P3">&lt;tei:titleStmt&gt;</text:p>
            <text:p text:style-name="P3">&lt;tei:author&gt;</text:p>
            <text:p text:style-name="P3">British Museum (Natural History)</text:p>
            <text:p text:style-name="P3">&lt;/tei:author&gt;</text:p>
            <text:p text:style-name="P3">&lt;/tei:titleStmt&gt;</text:p>
          </table:table-cell>
        </table:table-row>
        <table:table-row>
          <table:table-cell table:style-name="Table1.A2" office:value-type="string">
            <text:p text:style-name="P3">&lt;dc:type&gt;</text:p>
            <text:p text:style-name="P3">text</text:p>
            <text:p text:style-name="P3">&lt;/dc:type&gt;</text:p>
          </table:table-cell>
          <table:table-cell table:style-name="Table1.B2" office:value-type="string">
            <text:p text:style-name="P3">&lt;tei:profileDesc&gt;</text:p>
            <text:p text:style-name="P3">&lt;tei:textClass&gt;</text:p>
            <text:p text:style-name="P3">text</text:p>
            <text:p text:style-name="P3">&lt;tei:textClass&gt;</text:p>
            <text:p text:style-name="P3">&lt;/tei:profileDesc&gt;</text:p>
          </table:table-cell>
        </table:table-row>
        <table:table-row>
          <table:table-cell table:style-name="Table1.A2" office:value-type="string">
            <text:p text:style-name="P3">&lt;dc:publisher&gt;</text:p>
            <text:p text:style-name="P3">London : BM(NH)</text:p>
            <text:p text:style-name="P3">&lt;/dc:publisher&gt;</text:p>
          </table:table-cell>
          <table:table-cell table:style-name="Table1.B2" office:value-type="string">
            <text:p text:style-name="P3">&lt;tei:publicationStmt&gt;</text:p>
            <text:p text:style-name="P3">&lt;tei:publisher&gt;</text:p>
            <text:p text:style-name="P3">London : BM(NH)</text:p>
            <text:p text:style-name="P3">&lt;/tei:publisher&gt;</text:p>
            <text:p text:style-name="P3">&lt;/tei:publicationStmt&gt;</text:p>
          </table:table-cell>
        </table:table-row>
        <table:table-row>
          <table:table-cell table:style-name="Table1.A2" office:value-type="string">
            <text:p text:style-name="P3">&lt;dc:language&gt;</text:p>
            <text:p text:style-name="P3">eng</text:p>
            <text:p text:style-name="P3">&lt;/dc:language&gt;</text:p>
          </table:table-cell>
          <table:table-cell table:style-name="Table1.B2" office:value-type="string">
            <text:p text:style-name="P3">&lt;tei:profileDesc&gt;</text:p>
            <text:p text:style-name="P3">&lt;tei:language&gt;</text:p>
            <text:p text:style-name="P3">eng</text:p>
            <text:p text:style-name="P3">&lt;tei:language&gt;</text:p>
            <text:p text:style-name="P3">&lt;/tei:profileDesc&gt;</text:p>
          </table:table-cell>
        </table:table-row>
        <table:table-row>
          <table:table-cell table:style-name="Table1.A2" office:value-type="string">
            <text:p text:style-name="P3">&lt;dc:description&gt;</text:p>
            <text:p text:style-name="P3">Continued as: Bulletin of the Natural History Museum. Entomology series</text:p>
            <text:p text:style-name="P3">&lt;/dc:description&gt;<text:line-break/>&lt;dc:description&gt;</text:p>
            <text:p text:style-name="P3">Vol.1 (1950) - vol.61 (1992)</text:p>
            <text:p text:style-name="P3">&lt;/dc:description&gt;<text:line-break/>&lt;dc:description&gt;</text:p>
            <text:p text:style-name="P3">2 4</text:p>
            <text:p text:style-name="P3">&lt;/dc:description&gt;</text:p>
          </table:table-cell>
          <table:table-cell table:style-name="Table1.B2" office:value-type="string">
            <text:p text:style-name="P3">&lt;tei:sourceDesc&gt;</text:p>
            <text:p text:style-name="P3">&lt;tei:bibl&gt;</text:p>
            <text:p text:style-name="P3">Continued as: Bulletin of the Natural History Museum. Entomology series Vol.1 (1950) - vol.61 (1992) 2 4</text:p>
            <text:p text:style-name="P3">&lt;/tei:bibl&gt;</text:p>
            <text:p text:style-name="P3">&lt;/tei:sourceDesc&gt;</text:p>
          </table:table-cell>
        </table:table-row>
      </table:table>
      <text:p text:style-name="P1"/>
      <text:p text:style-name="P2"><text:span text:style-name="T1">Note – other teiHeader entries: </text:span>The teiHeader template into which the Dublin Core metadata are inserted contains some hard coded elements. These cover a &lt;respStmt&gt; <text:span text:style-name="T2">responsibility statement </text:span>to record the transformation as being part of the ABLE project and &lt;editorialDecl&gt; <text:span text:style-name="T2">editorial declarations <text:s/></text:span>to record rework, or absence thereof, to the source data, eg hyphenation corr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Constantia" svg:font-family="Constantia"/>
    <style:font-face style:name="Tahoma1" svg:font-family="Tahoma"/>
    <style:font-face style:name="FreeSerif" svg:font-family="FreeSerif" style:font-family-generic="roman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nstanti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King</meta:initial-creator>
    <meta:creation-date>2010-01-14T13:28:46.32</meta:creation-date>
    <dc:date>2010-01-14T13:29:54.23</dc:date>
    <dc:creator>David King</dc:creator>
    <meta:editing-duration>PT00H01M07S</meta:editing-duration>
    <meta:editing-cycles>2</meta:editing-cycles>
    <meta:generator>OpenOffice.org/3.1$Win32 OpenOffice.org_project/310m19$Build-9420</meta:generator>
    <meta:document-statistic meta:table-count="1" meta:image-count="0" meta:object-count="0" meta:page-count="1" meta:paragraph-count="57" meta:word-count="176" meta:character-count="1464"/>
  </office:meta>
</office:document-meta>
</file>